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</office:automatic-styles>
  <office:body>
    <office:text>
      <text:p text:style-name="P1"><text:span text:style-name="T1">Generic Hibernate DAO</text:span></text:p>
      <text:p text:style-name="P1"><text:span text:style-name="T1"/></text:p>
      <text:p text:style-name="P1"><text:span text:style-name="T2">ackage auction.dao.hibernate;</text:span></text:p>
      <text:p text:style-name="P1"><text:span text:style-name="T2"/></text:p>
      <text:p text:style-name="P1"><text:span text:style-name="T2">import auction.dao.*;</text:span></text:p>
      <text:p text:style-name="P1"><text:span text:style-name="T2">import auction.persistence.HibernateUtil;</text:span></text:p>
      <text:p text:style-name="P1"><text:span text:style-name="T2">import org.hibernate.*;</text:span></text:p>
      <text:p text:style-name="P1"><text:span text:style-name="T2">import org.hibernate.criterion.*;</text:span></text:p>
      <text:p text:style-name="P1"><text:span text:style-name="T2"/></text:p>
      <text:p text:style-name="P1"><text:span text:style-name="T2">import java.util.*;</text:span></text:p>
      <text:p text:style-name="P1"><text:span text:style-name="T2">import java.io.Serializable;</text:span></text:p>
      <text:p text:style-name="P1"><text:span text:style-name="T2">import java.lang.reflect.ParameterizedType;</text:span></text:p>
      <text:p text:style-name="P1"><text:span text:style-name="T2"/></text:p>
      <text:p text:style-name="P1"><text:span text:style-name="T2">/**</text:span></text:p>
      <text:p text:style-name="P1"><text:span text:style-name="T2"><text:s/>* Implements the generic CRUD data access operations using Hibernate APIs.</text:span></text:p>
      <text:p text:style-name="P1"><text:span text:style-name="T2"><text:s/>* &lt;p&gt;</text:span></text:p>
      <text:p text:style-name="P1"><text:span text:style-name="T2"><text:s/>* To write a DAO, subclass and parameterize this class with your persistent class.</text:span></text:p>
      <text:p text:style-name="P1"><text:span text:style-name="T2"><text:s/>* Of course, assuming that you have a traditional 1:1 appraoch for Entity:DAO design.</text:span></text:p>
      <text:p text:style-name="P1"><text:span text:style-name="T2"><text:s/>* &lt;p&gt;</text:span></text:p>
      <text:p text:style-name="P1"><text:span text:style-name="T2"><text:s/>* You have to inject a current Hibernate &lt;tt&gt;Session&lt;/tt&gt; to use a DAO. Otherwise, this</text:span></text:p>
      <text:p text:style-name="P1"><text:span text:style-name="T2"><text:s/>* generic implementation will use &lt;tt&gt;HibernateUtil.getSessionFactory()&lt;/tt&gt; to obtain the</text:span></text:p>
      <text:p text:style-name="P1"><text:span text:style-name="T2"><text:s/>* curren &lt;tt&gt;Session&lt;/tt&gt;.</text:span></text:p>
      <text:p text:style-name="P1"><text:span text:style-name="T2"><text:s/>*</text:span></text:p>
      <text:p text:style-name="P1"><text:span text:style-name="T2"><text:s/>* @see HibernateDAOFactory</text:span></text:p>
      <text:p text:style-name="P1"><text:span text:style-name="T2"><text:s/>*</text:span></text:p>
      <text:p text:style-name="P1"><text:span text:style-name="T2"><text:s/>* @author Christian Bauer</text:span></text:p>
      <text:p text:style-name="P1"><text:span text:style-name="T2"><text:s/>*/</text:span></text:p>
      <text:p text:style-name="P1"><text:span text:style-name="T2">public abstract class GenericHibernateDAO&lt;T, ID extends Serializable&gt;</text:span></text:p>
      <text:p text:style-name="P1"><text:span text:style-name="T2"><text:s text:c="8"/>implements GenericDAO&lt;T, ID&gt; {</text:span></text:p>
      <text:p text:style-name="P1"><text:span text:style-name="T2"/></text:p>
      <text:p text:style-name="P1"><text:span text:style-name="T2"><text:s text:c="4"/>private Class&lt;T&gt; persistentClass;</text:span></text:p>
      <text:p text:style-name="P1"><text:span text:style-name="T2"><text:s text:c="4"/>private Session session;</text:span></text:p>
      <text:p text:style-name="P1"><text:span text:style-name="T2"/></text:p>
      <text:p text:style-name="P1"><text:span text:style-name="T2"><text:s text:c="4"/>public GenericHibernateDAO() {</text:span></text:p>
      <text:p text:style-name="P1"><text:span text:style-name="T2"><text:s text:c="8"/>this.persistentClass = (Class&lt;T&gt;) ((ParameterizedType) getClass()</text:span></text:p>
      <text:p text:style-name="P1"><text:span text:style-name="T2"><text:s text:c="32"/>.getGenericSuperclass()).getActualTypeArguments()[0];</text:span></text:p>
      <text:p text:style-name="P1"><text:span text:style-name="T2"><text:s text:c="5"/>}</text:span></text:p>
      <text:p text:style-name="P1"><text:span text:style-name="T2"/></text:p>
      <text:p text:style-name="P1"><text:span text:style-name="T2"><text:s text:c="4"/>public void setSession(Session s) {</text:span></text:p>
      <text:p text:style-name="P1"><text:span text:style-name="T2"><text:s text:c="8"/>this.session = s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protected Session getSession() {</text:span></text:p>
      <text:p text:style-name="P1"><text:span text:style-name="T2"><text:s text:c="8"/>if (session == null)</text:span></text:p>
      <text:p text:style-name="P1"><text:span text:style-name="T2"><text:s text:c="12"/>session = HibernateUtil.getSessionFactory().getCurrentSession();</text:span></text:p>
      <text:p text:style-name="P1"><text:span text:style-name="T2"><text:s text:c="8"/>return session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public Class&lt;T&gt; getPersistentClass() {</text:span></text:p>
      <text:p text:style-name="P1"><text:span text:style-name="T2"><text:s text:c="8"/>return persistentClass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@SuppressWarnings("unchecked")</text:span></text:p>
      <text:p text:style-name="P1"><text:span text:style-name="T2"><text:s text:c="4"/>public T findById(ID id, boolean lock) {</text:span></text:p>
      <text:p text:style-name="P1"><text:span text:style-name="T2"><text:s text:c="8"/>T entity;</text:span></text:p>
      <text:p text:style-name="P1"><text:span text:style-name="T2"><text:s text:c="8"/>if (lock)</text:span></text:p>
      <text:p text:style-name="P1"><text:span text:style-name="T2"><text:s text:c="12"/>entity = (T) getSession().load(getPersistentClass(), id, LockMode.UPGRADE);</text:span></text:p>
      <text:p text:style-name="P1"><text:span text:style-name="T2"><text:s text:c="8"/>else</text:span></text:p>
      <text:p text:style-name="P1"><text:span text:style-name="T2"><text:s text:c="12"/>entity = (T) getSession().load(getPersistentClass(), id);</text:span></text:p>
      <text:p text:style-name="P1"><text:span text:style-name="T2"/></text:p>
      <text:p text:style-name="P1"><text:span text:style-name="T2"><text:s text:c="8"/>return entity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@SuppressWarnings("unchecked")</text:span></text:p>
      <text:p text:style-name="P1"><text:span text:style-name="T2"><text:s text:c="4"/>public List&lt;T&gt; findAll() {</text:span></text:p>
      <text:p text:style-name="P1"><text:span text:style-name="T2"><text:s text:c="8"/>return findByCriteria(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@SuppressWarnings("unchecked")</text:span></text:p>
      <text:p text:style-name="P1"><text:span text:style-name="T2"><text:s text:c="4"/>public List&lt;T&gt; findByExample(T exampleInstance, String... excludeProperty) {</text:span></text:p>
      <text:p text:style-name="P1"><text:span text:style-name="T2"><text:s text:c="8"/>Criteria crit = getSession().createCriteria(getPersistentClass());</text:span></text:p>
      <text:p text:style-name="P1"><text:span text:style-name="T2"><text:s text:c="8"/>Example example =<text:s text:c="2"/>Example.create(exampleInstance);</text:span></text:p>
      <text:p text:style-name="P1"><text:span text:style-name="T2"><text:s text:c="8"/>for (String exclude : excludeProperty) {</text:span></text:p>
      <text:p text:style-name="P1"><text:span text:style-name="T2"><text:s text:c="12"/>example.excludeProperty(exclude);</text:span></text:p>
      <text:p text:style-name="P1"><text:span text:style-name="T2"><text:s text:c="8"/>}</text:span></text:p>
      <text:p text:style-name="P1"><text:span text:style-name="T2"><text:s text:c="8"/>crit.add(example);</text:span></text:p>
      <text:p text:style-name="P1"><text:span text:style-name="T2"><text:s text:c="8"/>return crit.list(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@SuppressWarnings("unchecked")</text:span></text:p>
      <text:p text:style-name="P1"><text:span text:style-name="T2"><text:s text:c="4"/>public T makePersistent(T entity) {</text:span></text:p>
      <text:p text:style-name="P1"><text:span text:style-name="T2"><text:s text:c="8"/>getSession().saveOrUpdate(entity);</text:span></text:p>
      <text:p text:style-name="P1"><text:span text:style-name="T2"><text:s text:c="8"/>return entity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public void makeTransient(T entity) {</text:span></text:p>
      <text:p text:style-name="P1"><text:span text:style-name="T2"><text:s text:c="8"/>getSession().delete(entity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public void flush() {</text:span></text:p>
      <text:p text:style-name="P1"><text:span text:style-name="T2"><text:s text:c="8"/>getSession().flush(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public void clear() {</text:span></text:p>
      <text:p text:style-name="P1"><text:span text:style-name="T2"><text:s text:c="8"/>getSession().clear(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4"/>/**</text:span></text:p>
      <text:p text:style-name="P1"><text:span text:style-name="T2"><text:s text:c="5"/>* Use this inside subclasses as a convenience method.</text:span></text:p>
      <text:p text:style-name="P1"><text:span text:style-name="T2"><text:s text:c="5"/>*/</text:span></text:p>
      <text:p text:style-name="P1"><text:span text:style-name="T2"><text:s text:c="4"/>@SuppressWarnings("unchecked")</text:span></text:p>
      <text:p text:style-name="P1"><text:span text:style-name="T2"><text:s text:c="4"/>protected List&lt;T&gt; findByCriteria(Criterion... criterion) {</text:span></text:p>
      <text:p text:style-name="P1"><text:span text:style-name="T2"><text:s text:c="8"/>Criteria crit = getSession().createCriteria(getPersistentClass());</text:span></text:p>
      <text:p text:style-name="P1"><text:span text:style-name="T2"><text:s text:c="8"/>for (Criterion c : criterion) {</text:span></text:p>
      <text:p text:style-name="P1"><text:span text:style-name="T2"><text:s text:c="12"/>crit.add(c);</text:span></text:p>
      <text:p text:style-name="P1"><text:span text:style-name="T2"><text:s text:c="8"/>}</text:span></text:p>
      <text:p text:style-name="P1"><text:span text:style-name="T2"><text:s text:c="8"/>return crit.list();</text:span></text:p>
      <text:p text:style-name="P1"><text:span text:style-name="T2"><text:s text:c="3"/>}</text:span></text:p>
      <text:p text:style-name="P1"><text:span text:style-name="T2"/></text:p>
      <text:p text:style-name="P1"><text:span text:style-name="T2"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